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75in" table:align="margins" style:may-break-between-rows="false"/>
    </style:style>
    <style:style style:name="Table1.A" style:family="table-column">
      <style:table-column-properties style:column-width="1.75in" style:rel-column-width="65535*"/>
    </style:style>
    <style:style style:name="Table1.1" style:family="table-row">
      <style:table-row-properties style:min-row-height="0.4986in"/>
    </style:style>
    <style:style style:name="Table1.A1" style:family="table-cell">
      <style:table-cell-properties style:vertical-align="middle" style:writing-mode="page"/>
    </style:style>
    <style:style style:name="Table21" style:family="table">
      <style:table-properties style:width="1.75in" table:align="margins" style:may-break-between-rows="false"/>
    </style:style>
    <style:style style:name="Table21.A" style:family="table-column">
      <style:table-column-properties style:column-width="1.75in" style:rel-column-width="65535*"/>
    </style:style>
    <style:style style:name="Table21.1" style:family="table-row">
      <style:table-row-properties style:min-row-height="0.4986in" fo:keep-together="always"/>
    </style:style>
    <style:style style:name="Table21.A1" style:family="table-cell">
      <style:table-cell-properties style:vertical-align="middle" style:writing-mode="page"/>
    </style:style>
    <style:style style:name="Table41" style:family="table">
      <style:table-properties style:width="1.75in" table:align="margins" style:may-break-between-rows="false"/>
    </style:style>
    <style:style style:name="Table41.A" style:family="table-column">
      <style:table-column-properties style:column-width="1.75in" style:rel-column-width="65535*"/>
    </style:style>
    <style:style style:name="Table41.1" style:family="table-row">
      <style:table-row-properties style:min-row-height="0.4986in" fo:keep-together="always"/>
    </style:style>
    <style:style style:name="Table41.A1" style:family="table-cell">
      <style:table-cell-properties style:vertical-align="middle" style:writing-mode="page"/>
    </style:style>
    <style:style style:name="Table80" style:family="table">
      <style:table-properties style:width="1.75in" table:align="margins" style:may-break-between-rows="false"/>
    </style:style>
    <style:style style:name="Table80.A" style:family="table-column">
      <style:table-column-properties style:column-width="1.75in" style:rel-column-width="65535*"/>
    </style:style>
    <style:style style:name="Table80.1" style:family="table-row">
      <style:table-row-properties style:min-row-height="0.4986in" fo:keep-together="always"/>
    </style:style>
    <style:style style:name="Table80.A1" style:family="table-cell">
      <style:table-cell-properties style:vertical-align="middle" style:writing-mode="page"/>
    </style:style>
    <style:style style:name="Table2" style:family="table">
      <style:table-properties style:width="1.75in" table:align="margins" style:may-break-between-rows="false"/>
    </style:style>
    <style:style style:name="Table2.A" style:family="table-column">
      <style:table-column-properties style:column-width="1.75in" style:rel-column-width="65535*"/>
    </style:style>
    <style:style style:name="Table2.1" style:family="table-row">
      <style:table-row-properties style:min-row-height="0.4986in" fo:keep-together="always"/>
    </style:style>
    <style:style style:name="Table2.A1" style:family="table-cell">
      <style:table-cell-properties style:vertical-align="middle" style:writing-mode="page"/>
    </style:style>
    <style:style style:name="Table22" style:family="table">
      <style:table-properties style:width="1.75in" table:align="margins" style:may-break-between-rows="false"/>
    </style:style>
    <style:style style:name="Table22.A" style:family="table-column">
      <style:table-column-properties style:column-width="1.75in" style:rel-column-width="65535*"/>
    </style:style>
    <style:style style:name="Table22.1" style:family="table-row">
      <style:table-row-properties style:min-row-height="0.4986in" fo:keep-together="always"/>
    </style:style>
    <style:style style:name="Table22.A1" style:family="table-cell">
      <style:table-cell-properties style:vertical-align="middle" style:writing-mode="page"/>
    </style:style>
    <style:style style:name="Table42" style:family="table">
      <style:table-properties style:width="1.75in" table:align="margins" style:may-break-between-rows="false"/>
    </style:style>
    <style:style style:name="Table42.A" style:family="table-column">
      <style:table-column-properties style:column-width="1.75in" style:rel-column-width="65535*"/>
    </style:style>
    <style:style style:name="Table42.1" style:family="table-row">
      <style:table-row-properties style:min-row-height="0.4986in" fo:keep-together="always"/>
    </style:style>
    <style:style style:name="Table42.A1" style:family="table-cell">
      <style:table-cell-properties style:vertical-align="middle" style:writing-mode="page"/>
    </style:style>
    <style:style style:name="Table79" style:family="table">
      <style:table-properties style:width="1.75in" table:align="margins" style:may-break-between-rows="false"/>
    </style:style>
    <style:style style:name="Table79.A" style:family="table-column">
      <style:table-column-properties style:column-width="1.75in" style:rel-column-width="65535*"/>
    </style:style>
    <style:style style:name="Table79.1" style:family="table-row">
      <style:table-row-properties style:min-row-height="0.4986in" fo:keep-together="always"/>
    </style:style>
    <style:style style:name="Table79.A1" style:family="table-cell">
      <style:table-cell-properties style:vertical-align="middle" style:writing-mode="page"/>
    </style:style>
    <style:style style:name="Table3" style:family="table">
      <style:table-properties style:width="1.75in" table:align="margins" style:may-break-between-rows="false"/>
    </style:style>
    <style:style style:name="Table3.A" style:family="table-column">
      <style:table-column-properties style:column-width="1.75in" style:rel-column-width="65535*"/>
    </style:style>
    <style:style style:name="Table3.1" style:family="table-row">
      <style:table-row-properties style:min-row-height="0.4986in" fo:keep-together="always"/>
    </style:style>
    <style:style style:name="Table3.A1" style:family="table-cell">
      <style:table-cell-properties style:vertical-align="middle" style:writing-mode="page"/>
    </style:style>
    <style:style style:name="Table23" style:family="table">
      <style:table-properties style:width="1.75in" table:align="margins" style:may-break-between-rows="false"/>
    </style:style>
    <style:style style:name="Table23.A" style:family="table-column">
      <style:table-column-properties style:column-width="1.75in" style:rel-column-width="65535*"/>
    </style:style>
    <style:style style:name="Table23.1" style:family="table-row">
      <style:table-row-properties style:min-row-height="0.4986in" fo:keep-together="always"/>
    </style:style>
    <style:style style:name="Table23.A1" style:family="table-cell">
      <style:table-cell-properties style:vertical-align="middle" style:writing-mode="page"/>
    </style:style>
    <style:style style:name="Table43" style:family="table">
      <style:table-properties style:width="1.75in" table:align="margins" style:may-break-between-rows="false"/>
    </style:style>
    <style:style style:name="Table43.A" style:family="table-column">
      <style:table-column-properties style:column-width="1.75in" style:rel-column-width="65535*"/>
    </style:style>
    <style:style style:name="Table43.1" style:family="table-row">
      <style:table-row-properties style:min-row-height="0.4986in" fo:keep-together="always"/>
    </style:style>
    <style:style style:name="Table43.A1" style:family="table-cell">
      <style:table-cell-properties style:vertical-align="middle" style:writing-mode="page"/>
    </style:style>
    <style:style style:name="Table78" style:family="table">
      <style:table-properties style:width="1.75in" table:align="margins" style:may-break-between-rows="false"/>
    </style:style>
    <style:style style:name="Table78.A" style:family="table-column">
      <style:table-column-properties style:column-width="1.75in" style:rel-column-width="65535*"/>
    </style:style>
    <style:style style:name="Table78.1" style:family="table-row">
      <style:table-row-properties style:min-row-height="0.4986in" fo:keep-together="always"/>
    </style:style>
    <style:style style:name="Table78.A1" style:family="table-cell">
      <style:table-cell-properties style:vertical-align="middle" style:writing-mode="page"/>
    </style:style>
    <style:style style:name="Table4" style:family="table">
      <style:table-properties style:width="1.75in" table:align="margins" style:may-break-between-rows="false"/>
    </style:style>
    <style:style style:name="Table4.A" style:family="table-column">
      <style:table-column-properties style:column-width="1.75in" style:rel-column-width="65535*"/>
    </style:style>
    <style:style style:name="Table4.1" style:family="table-row">
      <style:table-row-properties style:min-row-height="0.4986in" fo:keep-together="always"/>
    </style:style>
    <style:style style:name="Table4.A1" style:family="table-cell">
      <style:table-cell-properties style:vertical-align="middle" style:writing-mode="page"/>
    </style:style>
    <style:style style:name="Table24" style:family="table">
      <style:table-properties style:width="1.75in" table:align="margins" style:may-break-between-rows="false"/>
    </style:style>
    <style:style style:name="Table24.A" style:family="table-column">
      <style:table-column-properties style:column-width="1.75in" style:rel-column-width="65535*"/>
    </style:style>
    <style:style style:name="Table24.1" style:family="table-row">
      <style:table-row-properties style:min-row-height="0.4986in" fo:keep-together="always"/>
    </style:style>
    <style:style style:name="Table24.A1" style:family="table-cell">
      <style:table-cell-properties style:vertical-align="middle" style:writing-mode="page"/>
    </style:style>
    <style:style style:name="Table44" style:family="table">
      <style:table-properties style:width="1.75in" table:align="margins" style:may-break-between-rows="false"/>
    </style:style>
    <style:style style:name="Table44.A" style:family="table-column">
      <style:table-column-properties style:column-width="1.75in" style:rel-column-width="65535*"/>
    </style:style>
    <style:style style:name="Table44.1" style:family="table-row">
      <style:table-row-properties style:min-row-height="0.4986in" fo:keep-together="always"/>
    </style:style>
    <style:style style:name="Table44.A1" style:family="table-cell">
      <style:table-cell-properties style:vertical-align="middle" style:writing-mode="page"/>
    </style:style>
    <style:style style:name="Table77" style:family="table">
      <style:table-properties style:width="1.75in" table:align="margins" style:may-break-between-rows="false"/>
    </style:style>
    <style:style style:name="Table77.A" style:family="table-column">
      <style:table-column-properties style:column-width="1.75in" style:rel-column-width="65535*"/>
    </style:style>
    <style:style style:name="Table77.1" style:family="table-row">
      <style:table-row-properties style:min-row-height="0.4986in" fo:keep-together="always"/>
    </style:style>
    <style:style style:name="Table77.A1" style:family="table-cell">
      <style:table-cell-properties style:vertical-align="middle" style:writing-mode="page"/>
    </style:style>
    <style:style style:name="Table5" style:family="table">
      <style:table-properties style:width="1.75in" table:align="margins" style:may-break-between-rows="false"/>
    </style:style>
    <style:style style:name="Table5.A" style:family="table-column">
      <style:table-column-properties style:column-width="1.75in" style:rel-column-width="65535*"/>
    </style:style>
    <style:style style:name="Table5.1" style:family="table-row">
      <style:table-row-properties style:min-row-height="0.4986in" fo:keep-together="always"/>
    </style:style>
    <style:style style:name="Table5.A1" style:family="table-cell">
      <style:table-cell-properties style:vertical-align="middle" style:writing-mode="page"/>
    </style:style>
    <style:style style:name="Table25" style:family="table">
      <style:table-properties style:width="1.75in" table:align="margins" style:may-break-between-rows="false"/>
    </style:style>
    <style:style style:name="Table25.A" style:family="table-column">
      <style:table-column-properties style:column-width="1.75in" style:rel-column-width="65535*"/>
    </style:style>
    <style:style style:name="Table25.1" style:family="table-row">
      <style:table-row-properties style:min-row-height="0.4986in" fo:keep-together="always"/>
    </style:style>
    <style:style style:name="Table25.A1" style:family="table-cell">
      <style:table-cell-properties style:vertical-align="middle" style:writing-mode="page"/>
    </style:style>
    <style:style style:name="Table45" style:family="table">
      <style:table-properties style:width="1.75in" table:align="margins" style:may-break-between-rows="false"/>
    </style:style>
    <style:style style:name="Table45.A" style:family="table-column">
      <style:table-column-properties style:column-width="1.75in" style:rel-column-width="65535*"/>
    </style:style>
    <style:style style:name="Table45.1" style:family="table-row">
      <style:table-row-properties style:min-row-height="0.4986in" fo:keep-together="always"/>
    </style:style>
    <style:style style:name="Table45.A1" style:family="table-cell">
      <style:table-cell-properties style:vertical-align="middle" style:writing-mode="page"/>
    </style:style>
    <style:style style:name="Table76" style:family="table">
      <style:table-properties style:width="1.75in" table:align="margins" style:may-break-between-rows="false"/>
    </style:style>
    <style:style style:name="Table76.A" style:family="table-column">
      <style:table-column-properties style:column-width="1.75in" style:rel-column-width="65535*"/>
    </style:style>
    <style:style style:name="Table76.1" style:family="table-row">
      <style:table-row-properties style:min-row-height="0.4986in" fo:keep-together="always"/>
    </style:style>
    <style:style style:name="Table76.A1" style:family="table-cell">
      <style:table-cell-properties style:vertical-align="middle" style:writing-mode="page"/>
    </style:style>
    <style:style style:name="Table6" style:family="table">
      <style:table-properties style:width="1.75in" table:align="margins" style:may-break-between-rows="false"/>
    </style:style>
    <style:style style:name="Table6.A" style:family="table-column">
      <style:table-column-properties style:column-width="1.75in" style:rel-column-width="65535*"/>
    </style:style>
    <style:style style:name="Table6.1" style:family="table-row">
      <style:table-row-properties style:min-row-height="0.4986in" fo:keep-together="always"/>
    </style:style>
    <style:style style:name="Table6.A1" style:family="table-cell">
      <style:table-cell-properties style:vertical-align="middle" style:writing-mode="page"/>
    </style:style>
    <style:style style:name="Table26" style:family="table">
      <style:table-properties style:width="1.75in" table:align="margins" style:may-break-between-rows="false"/>
    </style:style>
    <style:style style:name="Table26.A" style:family="table-column">
      <style:table-column-properties style:column-width="1.75in" style:rel-column-width="65535*"/>
    </style:style>
    <style:style style:name="Table26.1" style:family="table-row">
      <style:table-row-properties style:min-row-height="0.4986in" fo:keep-together="always"/>
    </style:style>
    <style:style style:name="Table26.A1" style:family="table-cell">
      <style:table-cell-properties style:vertical-align="middle" style:writing-mode="page"/>
    </style:style>
    <style:style style:name="Table46" style:family="table">
      <style:table-properties style:width="1.75in" table:align="margins" style:may-break-between-rows="false"/>
    </style:style>
    <style:style style:name="Table46.A" style:family="table-column">
      <style:table-column-properties style:column-width="1.75in" style:rel-column-width="65535*"/>
    </style:style>
    <style:style style:name="Table46.1" style:family="table-row">
      <style:table-row-properties style:min-row-height="0.4986in" fo:keep-together="always"/>
    </style:style>
    <style:style style:name="Table46.A1" style:family="table-cell">
      <style:table-cell-properties style:vertical-align="middle" style:writing-mode="page"/>
    </style:style>
    <style:style style:name="Table75" style:family="table">
      <style:table-properties style:width="1.75in" table:align="margins" style:may-break-between-rows="false"/>
    </style:style>
    <style:style style:name="Table75.A" style:family="table-column">
      <style:table-column-properties style:column-width="1.75in" style:rel-column-width="65535*"/>
    </style:style>
    <style:style style:name="Table75.1" style:family="table-row">
      <style:table-row-properties style:min-row-height="0.4986in" fo:keep-together="always"/>
    </style:style>
    <style:style style:name="Table75.A1" style:family="table-cell">
      <style:table-cell-properties style:vertical-align="middle" style:writing-mode="page"/>
    </style:style>
    <style:style style:name="Table7" style:family="table">
      <style:table-properties style:width="1.75in" table:align="margins" style:may-break-between-rows="false"/>
    </style:style>
    <style:style style:name="Table7.A" style:family="table-column">
      <style:table-column-properties style:column-width="1.75in" style:rel-column-width="65535*"/>
    </style:style>
    <style:style style:name="Table7.1" style:family="table-row">
      <style:table-row-properties style:min-row-height="0.4986in" fo:keep-together="always"/>
    </style:style>
    <style:style style:name="Table7.A1" style:family="table-cell">
      <style:table-cell-properties style:vertical-align="middle" style:writing-mode="page"/>
    </style:style>
    <style:style style:name="Table27" style:family="table">
      <style:table-properties style:width="1.75in" table:align="margins" style:may-break-between-rows="false"/>
    </style:style>
    <style:style style:name="Table27.A" style:family="table-column">
      <style:table-column-properties style:column-width="1.75in" style:rel-column-width="65535*"/>
    </style:style>
    <style:style style:name="Table27.1" style:family="table-row">
      <style:table-row-properties style:min-row-height="0.4986in" fo:keep-together="always"/>
    </style:style>
    <style:style style:name="Table27.A1" style:family="table-cell">
      <style:table-cell-properties style:vertical-align="middle" style:writing-mode="page"/>
    </style:style>
    <style:style style:name="Table47" style:family="table">
      <style:table-properties style:width="1.75in" table:align="margins" style:may-break-between-rows="false"/>
    </style:style>
    <style:style style:name="Table47.A" style:family="table-column">
      <style:table-column-properties style:column-width="1.75in" style:rel-column-width="65535*"/>
    </style:style>
    <style:style style:name="Table47.1" style:family="table-row">
      <style:table-row-properties style:min-row-height="0.4986in" fo:keep-together="always"/>
    </style:style>
    <style:style style:name="Table47.A1" style:family="table-cell">
      <style:table-cell-properties style:vertical-align="middle" style:writing-mode="page"/>
    </style:style>
    <style:style style:name="Table74" style:family="table">
      <style:table-properties style:width="1.75in" table:align="margins" style:may-break-between-rows="false"/>
    </style:style>
    <style:style style:name="Table74.A" style:family="table-column">
      <style:table-column-properties style:column-width="1.75in" style:rel-column-width="65535*"/>
    </style:style>
    <style:style style:name="Table74.1" style:family="table-row">
      <style:table-row-properties style:min-row-height="0.4986in" fo:keep-together="always"/>
    </style:style>
    <style:style style:name="Table74.A1" style:family="table-cell">
      <style:table-cell-properties style:vertical-align="middle" style:writing-mode="page"/>
    </style:style>
    <style:style style:name="Table8" style:family="table">
      <style:table-properties style:width="1.75in" table:align="margins" style:may-break-between-rows="false"/>
    </style:style>
    <style:style style:name="Table8.A" style:family="table-column">
      <style:table-column-properties style:column-width="1.75in" style:rel-column-width="65535*"/>
    </style:style>
    <style:style style:name="Table8.1" style:family="table-row">
      <style:table-row-properties style:min-row-height="0.4986in" fo:keep-together="always"/>
    </style:style>
    <style:style style:name="Table8.A1" style:family="table-cell">
      <style:table-cell-properties style:vertical-align="middle" style:writing-mode="page"/>
    </style:style>
    <style:style style:name="Table28" style:family="table">
      <style:table-properties style:width="1.75in" table:align="margins" style:may-break-between-rows="false"/>
    </style:style>
    <style:style style:name="Table28.A" style:family="table-column">
      <style:table-column-properties style:column-width="1.75in" style:rel-column-width="65535*"/>
    </style:style>
    <style:style style:name="Table28.1" style:family="table-row">
      <style:table-row-properties style:min-row-height="0.4986in" fo:keep-together="always"/>
    </style:style>
    <style:style style:name="Table28.A1" style:family="table-cell">
      <style:table-cell-properties style:vertical-align="middle" style:writing-mode="page"/>
    </style:style>
    <style:style style:name="Table48" style:family="table">
      <style:table-properties style:width="1.75in" table:align="margins" style:may-break-between-rows="false"/>
    </style:style>
    <style:style style:name="Table48.A" style:family="table-column">
      <style:table-column-properties style:column-width="1.75in" style:rel-column-width="65535*"/>
    </style:style>
    <style:style style:name="Table48.1" style:family="table-row">
      <style:table-row-properties style:min-row-height="0.4986in" fo:keep-together="always"/>
    </style:style>
    <style:style style:name="Table48.A1" style:family="table-cell">
      <style:table-cell-properties style:vertical-align="middle" style:writing-mode="page"/>
    </style:style>
    <style:style style:name="Table73" style:family="table">
      <style:table-properties style:width="1.75in" table:align="margins" style:may-break-between-rows="false"/>
    </style:style>
    <style:style style:name="Table73.A" style:family="table-column">
      <style:table-column-properties style:column-width="1.75in" style:rel-column-width="65535*"/>
    </style:style>
    <style:style style:name="Table73.1" style:family="table-row">
      <style:table-row-properties style:min-row-height="0.4986in" fo:keep-together="always"/>
    </style:style>
    <style:style style:name="Table73.A1" style:family="table-cell">
      <style:table-cell-properties style:vertical-align="middle" style:writing-mode="page"/>
    </style:style>
    <style:style style:name="Table9" style:family="table">
      <style:table-properties style:width="1.75in" table:align="margins" style:may-break-between-rows="false"/>
    </style:style>
    <style:style style:name="Table9.A" style:family="table-column">
      <style:table-column-properties style:column-width="1.75in" style:rel-column-width="65535*"/>
    </style:style>
    <style:style style:name="Table9.1" style:family="table-row">
      <style:table-row-properties style:min-row-height="0.4986in" fo:keep-together="always"/>
    </style:style>
    <style:style style:name="Table9.A1" style:family="table-cell">
      <style:table-cell-properties style:vertical-align="middle" style:writing-mode="page"/>
    </style:style>
    <style:style style:name="Table29" style:family="table">
      <style:table-properties style:width="1.75in" table:align="margins" style:may-break-between-rows="false"/>
    </style:style>
    <style:style style:name="Table29.A" style:family="table-column">
      <style:table-column-properties style:column-width="1.75in" style:rel-column-width="65535*"/>
    </style:style>
    <style:style style:name="Table29.1" style:family="table-row">
      <style:table-row-properties style:min-row-height="0.4986in" fo:keep-together="always"/>
    </style:style>
    <style:style style:name="Table29.A1" style:family="table-cell">
      <style:table-cell-properties style:vertical-align="middle" style:writing-mode="page"/>
    </style:style>
    <style:style style:name="Table49" style:family="table">
      <style:table-properties style:width="1.75in" table:align="margins" style:may-break-between-rows="false"/>
    </style:style>
    <style:style style:name="Table49.A" style:family="table-column">
      <style:table-column-properties style:column-width="1.75in" style:rel-column-width="65535*"/>
    </style:style>
    <style:style style:name="Table49.1" style:family="table-row">
      <style:table-row-properties style:min-row-height="0.4986in" fo:keep-together="always"/>
    </style:style>
    <style:style style:name="Table49.A1" style:family="table-cell">
      <style:table-cell-properties style:vertical-align="middle" style:writing-mode="page"/>
    </style:style>
    <style:style style:name="Table72" style:family="table">
      <style:table-properties style:width="1.75in" table:align="margins" style:may-break-between-rows="false"/>
    </style:style>
    <style:style style:name="Table72.A" style:family="table-column">
      <style:table-column-properties style:column-width="1.75in" style:rel-column-width="65535*"/>
    </style:style>
    <style:style style:name="Table72.1" style:family="table-row">
      <style:table-row-properties style:min-row-height="0.4986in" fo:keep-together="always"/>
    </style:style>
    <style:style style:name="Table72.A1" style:family="table-cell">
      <style:table-cell-properties style:vertical-align="middle" style:writing-mode="page"/>
    </style:style>
    <style:style style:name="Table10" style:family="table">
      <style:table-properties style:width="1.75in" table:align="margins" style:may-break-between-rows="false"/>
    </style:style>
    <style:style style:name="Table10.A" style:family="table-column">
      <style:table-column-properties style:column-width="1.75in" style:rel-column-width="65535*"/>
    </style:style>
    <style:style style:name="Table10.1" style:family="table-row">
      <style:table-row-properties style:min-row-height="0.4986in" fo:keep-together="always"/>
    </style:style>
    <style:style style:name="Table10.A1" style:family="table-cell">
      <style:table-cell-properties style:vertical-align="middle" style:writing-mode="page"/>
    </style:style>
    <style:style style:name="Table30" style:family="table">
      <style:table-properties style:width="1.75in" table:align="margins" style:may-break-between-rows="false"/>
    </style:style>
    <style:style style:name="Table30.A" style:family="table-column">
      <style:table-column-properties style:column-width="1.75in" style:rel-column-width="65535*"/>
    </style:style>
    <style:style style:name="Table30.1" style:family="table-row">
      <style:table-row-properties style:min-row-height="0.4986in" fo:keep-together="always"/>
    </style:style>
    <style:style style:name="Table30.A1" style:family="table-cell">
      <style:table-cell-properties style:vertical-align="middle" style:writing-mode="page"/>
    </style:style>
    <style:style style:name="Table50" style:family="table">
      <style:table-properties style:width="1.75in" table:align="margins" style:may-break-between-rows="false"/>
    </style:style>
    <style:style style:name="Table50.A" style:family="table-column">
      <style:table-column-properties style:column-width="1.75in" style:rel-column-width="65535*"/>
    </style:style>
    <style:style style:name="Table50.1" style:family="table-row">
      <style:table-row-properties style:min-row-height="0.4986in" fo:keep-together="always"/>
    </style:style>
    <style:style style:name="Table50.A1" style:family="table-cell">
      <style:table-cell-properties style:vertical-align="middle" style:writing-mode="page"/>
    </style:style>
    <style:style style:name="Table71" style:family="table">
      <style:table-properties style:width="1.75in" table:align="margins" style:may-break-between-rows="false"/>
    </style:style>
    <style:style style:name="Table71.A" style:family="table-column">
      <style:table-column-properties style:column-width="1.75in" style:rel-column-width="65535*"/>
    </style:style>
    <style:style style:name="Table71.1" style:family="table-row">
      <style:table-row-properties style:min-row-height="0.4986in" fo:keep-together="always"/>
    </style:style>
    <style:style style:name="Table71.A1" style:family="table-cell">
      <style:table-cell-properties style:vertical-align="middle" style:writing-mode="page"/>
    </style:style>
    <style:style style:name="Table11" style:family="table">
      <style:table-properties style:width="1.75in" table:align="margins" style:may-break-between-rows="false"/>
    </style:style>
    <style:style style:name="Table11.A" style:family="table-column">
      <style:table-column-properties style:column-width="1.75in" style:rel-column-width="65535*"/>
    </style:style>
    <style:style style:name="Table11.1" style:family="table-row">
      <style:table-row-properties style:min-row-height="0.4986in" fo:keep-together="always"/>
    </style:style>
    <style:style style:name="Table11.A1" style:family="table-cell">
      <style:table-cell-properties style:vertical-align="middle" style:writing-mode="page"/>
    </style:style>
    <style:style style:name="Table31" style:family="table">
      <style:table-properties style:width="1.75in" table:align="margins" style:may-break-between-rows="false"/>
    </style:style>
    <style:style style:name="Table31.A" style:family="table-column">
      <style:table-column-properties style:column-width="1.75in" style:rel-column-width="65535*"/>
    </style:style>
    <style:style style:name="Table31.1" style:family="table-row">
      <style:table-row-properties style:min-row-height="0.4986in" fo:keep-together="always"/>
    </style:style>
    <style:style style:name="Table31.A1" style:family="table-cell">
      <style:table-cell-properties style:vertical-align="middle" style:writing-mode="page"/>
    </style:style>
    <style:style style:name="Table51" style:family="table">
      <style:table-properties style:width="1.75in" table:align="margins" style:may-break-between-rows="false"/>
    </style:style>
    <style:style style:name="Table51.A" style:family="table-column">
      <style:table-column-properties style:column-width="1.75in" style:rel-column-width="65535*"/>
    </style:style>
    <style:style style:name="Table51.1" style:family="table-row">
      <style:table-row-properties style:min-row-height="0.4986in" fo:keep-together="always"/>
    </style:style>
    <style:style style:name="Table51.A1" style:family="table-cell">
      <style:table-cell-properties style:vertical-align="middle" style:writing-mode="page"/>
    </style:style>
    <style:style style:name="Table70" style:family="table">
      <style:table-properties style:width="1.75in" table:align="margins" style:may-break-between-rows="false"/>
    </style:style>
    <style:style style:name="Table70.A" style:family="table-column">
      <style:table-column-properties style:column-width="1.75in" style:rel-column-width="65535*"/>
    </style:style>
    <style:style style:name="Table70.1" style:family="table-row">
      <style:table-row-properties style:min-row-height="0.4986in" fo:keep-together="always"/>
    </style:style>
    <style:style style:name="Table70.A1" style:family="table-cell">
      <style:table-cell-properties style:vertical-align="middle" style:writing-mode="page"/>
    </style:style>
    <style:style style:name="Table12" style:family="table">
      <style:table-properties style:width="1.75in" table:align="margins" style:may-break-between-rows="false"/>
    </style:style>
    <style:style style:name="Table12.A" style:family="table-column">
      <style:table-column-properties style:column-width="1.75in" style:rel-column-width="65535*"/>
    </style:style>
    <style:style style:name="Table12.1" style:family="table-row">
      <style:table-row-properties style:min-row-height="0.4986in" fo:keep-together="always"/>
    </style:style>
    <style:style style:name="Table12.A1" style:family="table-cell">
      <style:table-cell-properties style:vertical-align="middle" style:writing-mode="page"/>
    </style:style>
    <style:style style:name="Table32" style:family="table">
      <style:table-properties style:width="1.75in" table:align="margins" style:may-break-between-rows="false"/>
    </style:style>
    <style:style style:name="Table32.A" style:family="table-column">
      <style:table-column-properties style:column-width="1.75in" style:rel-column-width="65535*"/>
    </style:style>
    <style:style style:name="Table32.1" style:family="table-row">
      <style:table-row-properties style:min-row-height="0.4986in" fo:keep-together="always"/>
    </style:style>
    <style:style style:name="Table32.A1" style:family="table-cell">
      <style:table-cell-properties style:vertical-align="middle" style:writing-mode="page"/>
    </style:style>
    <style:style style:name="Table52" style:family="table">
      <style:table-properties style:width="1.75in" table:align="margins" style:may-break-between-rows="false"/>
    </style:style>
    <style:style style:name="Table52.A" style:family="table-column">
      <style:table-column-properties style:column-width="1.75in" style:rel-column-width="65535*"/>
    </style:style>
    <style:style style:name="Table52.1" style:family="table-row">
      <style:table-row-properties style:min-row-height="0.4986in" fo:keep-together="always"/>
    </style:style>
    <style:style style:name="Table52.A1" style:family="table-cell">
      <style:table-cell-properties style:vertical-align="middle" style:writing-mode="page"/>
    </style:style>
    <style:style style:name="Table69" style:family="table">
      <style:table-properties style:width="1.75in" table:align="margins" style:may-break-between-rows="false"/>
    </style:style>
    <style:style style:name="Table69.A" style:family="table-column">
      <style:table-column-properties style:column-width="1.75in" style:rel-column-width="65535*"/>
    </style:style>
    <style:style style:name="Table69.1" style:family="table-row">
      <style:table-row-properties style:min-row-height="0.4986in" fo:keep-together="always"/>
    </style:style>
    <style:style style:name="Table69.A1" style:family="table-cell">
      <style:table-cell-properties style:vertical-align="middle" style:writing-mode="page"/>
    </style:style>
    <style:style style:name="Table13" style:family="table">
      <style:table-properties style:width="1.75in" table:align="margins" style:may-break-between-rows="false"/>
    </style:style>
    <style:style style:name="Table13.A" style:family="table-column">
      <style:table-column-properties style:column-width="1.75in" style:rel-column-width="65535*"/>
    </style:style>
    <style:style style:name="Table13.1" style:family="table-row">
      <style:table-row-properties style:min-row-height="0.4986in" fo:keep-together="always"/>
    </style:style>
    <style:style style:name="Table13.A1" style:family="table-cell">
      <style:table-cell-properties style:vertical-align="middle" style:writing-mode="page"/>
    </style:style>
    <style:style style:name="Table33" style:family="table">
      <style:table-properties style:width="1.75in" table:align="margins" style:may-break-between-rows="false"/>
    </style:style>
    <style:style style:name="Table33.A" style:family="table-column">
      <style:table-column-properties style:column-width="1.75in" style:rel-column-width="65535*"/>
    </style:style>
    <style:style style:name="Table33.1" style:family="table-row">
      <style:table-row-properties style:min-row-height="0.4986in" fo:keep-together="always"/>
    </style:style>
    <style:style style:name="Table33.A1" style:family="table-cell">
      <style:table-cell-properties style:vertical-align="middle" style:writing-mode="page"/>
    </style:style>
    <style:style style:name="Table53" style:family="table">
      <style:table-properties style:width="1.75in" table:align="margins" style:may-break-between-rows="false"/>
    </style:style>
    <style:style style:name="Table53.A" style:family="table-column">
      <style:table-column-properties style:column-width="1.75in" style:rel-column-width="65535*"/>
    </style:style>
    <style:style style:name="Table53.1" style:family="table-row">
      <style:table-row-properties style:min-row-height="0.4986in" fo:keep-together="always"/>
    </style:style>
    <style:style style:name="Table53.A1" style:family="table-cell">
      <style:table-cell-properties style:vertical-align="middle" style:writing-mode="page"/>
    </style:style>
    <style:style style:name="Table68" style:family="table">
      <style:table-properties style:width="1.75in" table:align="margins" style:may-break-between-rows="false"/>
    </style:style>
    <style:style style:name="Table68.A" style:family="table-column">
      <style:table-column-properties style:column-width="1.75in" style:rel-column-width="65535*"/>
    </style:style>
    <style:style style:name="Table68.1" style:family="table-row">
      <style:table-row-properties style:min-row-height="0.4986in" fo:keep-together="always"/>
    </style:style>
    <style:style style:name="Table68.A1" style:family="table-cell">
      <style:table-cell-properties style:vertical-align="middle" style:writing-mode="page"/>
    </style:style>
    <style:style style:name="Table14" style:family="table">
      <style:table-properties style:width="1.75in" table:align="margins" style:may-break-between-rows="false"/>
    </style:style>
    <style:style style:name="Table14.A" style:family="table-column">
      <style:table-column-properties style:column-width="1.75in" style:rel-column-width="65535*"/>
    </style:style>
    <style:style style:name="Table14.1" style:family="table-row">
      <style:table-row-properties style:min-row-height="0.4986in" fo:keep-together="always"/>
    </style:style>
    <style:style style:name="Table14.A1" style:family="table-cell">
      <style:table-cell-properties style:vertical-align="middle" style:writing-mode="page"/>
    </style:style>
    <style:style style:name="Table34" style:family="table">
      <style:table-properties style:width="1.75in" table:align="margins" style:may-break-between-rows="false"/>
    </style:style>
    <style:style style:name="Table34.A" style:family="table-column">
      <style:table-column-properties style:column-width="1.75in" style:rel-column-width="65535*"/>
    </style:style>
    <style:style style:name="Table34.1" style:family="table-row">
      <style:table-row-properties style:min-row-height="0.4986in" fo:keep-together="always"/>
    </style:style>
    <style:style style:name="Table34.A1" style:family="table-cell">
      <style:table-cell-properties style:vertical-align="middle" style:writing-mode="page"/>
    </style:style>
    <style:style style:name="Table54" style:family="table">
      <style:table-properties style:width="1.75in" table:align="margins" style:may-break-between-rows="false"/>
    </style:style>
    <style:style style:name="Table54.A" style:family="table-column">
      <style:table-column-properties style:column-width="1.75in" style:rel-column-width="65535*"/>
    </style:style>
    <style:style style:name="Table54.1" style:family="table-row">
      <style:table-row-properties style:min-row-height="0.4986in" fo:keep-together="always"/>
    </style:style>
    <style:style style:name="Table54.A1" style:family="table-cell">
      <style:table-cell-properties style:vertical-align="middle" style:writing-mode="page"/>
    </style:style>
    <style:style style:name="Table67" style:family="table">
      <style:table-properties style:width="1.75in" table:align="margins" style:may-break-between-rows="false"/>
    </style:style>
    <style:style style:name="Table67.A" style:family="table-column">
      <style:table-column-properties style:column-width="1.75in" style:rel-column-width="65535*"/>
    </style:style>
    <style:style style:name="Table67.1" style:family="table-row">
      <style:table-row-properties style:min-row-height="0.4986in" fo:keep-together="always"/>
    </style:style>
    <style:style style:name="Table67.A1" style:family="table-cell">
      <style:table-cell-properties style:vertical-align="middle" style:writing-mode="page"/>
    </style:style>
    <style:style style:name="Table15" style:family="table">
      <style:table-properties style:width="1.75in" table:align="margins" style:may-break-between-rows="false"/>
    </style:style>
    <style:style style:name="Table15.A" style:family="table-column">
      <style:table-column-properties style:column-width="1.75in" style:rel-column-width="65535*"/>
    </style:style>
    <style:style style:name="Table15.1" style:family="table-row">
      <style:table-row-properties style:min-row-height="0.4986in" fo:keep-together="always"/>
    </style:style>
    <style:style style:name="Table15.A1" style:family="table-cell">
      <style:table-cell-properties style:vertical-align="middle" style:writing-mode="page"/>
    </style:style>
    <style:style style:name="Table35" style:family="table">
      <style:table-properties style:width="1.75in" table:align="margins" style:may-break-between-rows="false"/>
    </style:style>
    <style:style style:name="Table35.A" style:family="table-column">
      <style:table-column-properties style:column-width="1.75in" style:rel-column-width="65535*"/>
    </style:style>
    <style:style style:name="Table35.1" style:family="table-row">
      <style:table-row-properties style:min-row-height="0.4986in" fo:keep-together="always"/>
    </style:style>
    <style:style style:name="Table35.A1" style:family="table-cell">
      <style:table-cell-properties style:vertical-align="middle" style:writing-mode="page"/>
    </style:style>
    <style:style style:name="Table55" style:family="table">
      <style:table-properties style:width="1.75in" table:align="margins" style:may-break-between-rows="false"/>
    </style:style>
    <style:style style:name="Table55.A" style:family="table-column">
      <style:table-column-properties style:column-width="1.75in" style:rel-column-width="65535*"/>
    </style:style>
    <style:style style:name="Table55.1" style:family="table-row">
      <style:table-row-properties style:min-row-height="0.4986in" fo:keep-together="always"/>
    </style:style>
    <style:style style:name="Table55.A1" style:family="table-cell">
      <style:table-cell-properties style:vertical-align="middle" style:writing-mode="page"/>
    </style:style>
    <style:style style:name="Table66" style:family="table">
      <style:table-properties style:width="1.75in" table:align="margins" style:may-break-between-rows="false"/>
    </style:style>
    <style:style style:name="Table66.A" style:family="table-column">
      <style:table-column-properties style:column-width="1.75in" style:rel-column-width="65535*"/>
    </style:style>
    <style:style style:name="Table66.1" style:family="table-row">
      <style:table-row-properties style:min-row-height="0.4986in" fo:keep-together="always"/>
    </style:style>
    <style:style style:name="Table66.A1" style:family="table-cell">
      <style:table-cell-properties style:vertical-align="middle" style:writing-mode="page"/>
    </style:style>
    <style:style style:name="Table16" style:family="table">
      <style:table-properties style:width="1.75in" table:align="margins" style:may-break-between-rows="false"/>
    </style:style>
    <style:style style:name="Table16.A" style:family="table-column">
      <style:table-column-properties style:column-width="1.75in" style:rel-column-width="65535*"/>
    </style:style>
    <style:style style:name="Table16.1" style:family="table-row">
      <style:table-row-properties style:min-row-height="0.4986in" fo:keep-together="always"/>
    </style:style>
    <style:style style:name="Table16.A1" style:family="table-cell">
      <style:table-cell-properties style:vertical-align="middle" style:writing-mode="page"/>
    </style:style>
    <style:style style:name="Table36" style:family="table">
      <style:table-properties style:width="1.75in" table:align="margins" style:may-break-between-rows="false"/>
    </style:style>
    <style:style style:name="Table36.A" style:family="table-column">
      <style:table-column-properties style:column-width="1.75in" style:rel-column-width="65535*"/>
    </style:style>
    <style:style style:name="Table36.1" style:family="table-row">
      <style:table-row-properties style:min-row-height="0.4986in" fo:keep-together="always"/>
    </style:style>
    <style:style style:name="Table36.A1" style:family="table-cell">
      <style:table-cell-properties style:vertical-align="middle" style:writing-mode="page"/>
    </style:style>
    <style:style style:name="Table56" style:family="table">
      <style:table-properties style:width="1.75in" table:align="margins" style:may-break-between-rows="false"/>
    </style:style>
    <style:style style:name="Table56.A" style:family="table-column">
      <style:table-column-properties style:column-width="1.75in" style:rel-column-width="65535*"/>
    </style:style>
    <style:style style:name="Table56.1" style:family="table-row">
      <style:table-row-properties style:min-row-height="0.4986in" fo:keep-together="always"/>
    </style:style>
    <style:style style:name="Table56.A1" style:family="table-cell">
      <style:table-cell-properties style:vertical-align="middle" style:writing-mode="page"/>
    </style:style>
    <style:style style:name="Table65" style:family="table">
      <style:table-properties style:width="1.75in" table:align="margins" style:may-break-between-rows="false"/>
    </style:style>
    <style:style style:name="Table65.A" style:family="table-column">
      <style:table-column-properties style:column-width="1.75in" style:rel-column-width="65535*"/>
    </style:style>
    <style:style style:name="Table65.1" style:family="table-row">
      <style:table-row-properties style:min-row-height="0.4986in" fo:keep-together="always"/>
    </style:style>
    <style:style style:name="Table65.A1" style:family="table-cell">
      <style:table-cell-properties style:vertical-align="middle" style:writing-mode="page"/>
    </style:style>
    <style:style style:name="Table17" style:family="table">
      <style:table-properties style:width="1.75in" table:align="margins" style:may-break-between-rows="false"/>
    </style:style>
    <style:style style:name="Table17.A" style:family="table-column">
      <style:table-column-properties style:column-width="1.75in" style:rel-column-width="65535*"/>
    </style:style>
    <style:style style:name="Table17.1" style:family="table-row">
      <style:table-row-properties style:min-row-height="0.4986in" fo:keep-together="always"/>
    </style:style>
    <style:style style:name="Table17.A1" style:family="table-cell">
      <style:table-cell-properties style:vertical-align="middle" style:writing-mode="page"/>
    </style:style>
    <style:style style:name="Table37" style:family="table">
      <style:table-properties style:width="1.75in" table:align="margins" style:may-break-between-rows="false"/>
    </style:style>
    <style:style style:name="Table37.A" style:family="table-column">
      <style:table-column-properties style:column-width="1.75in" style:rel-column-width="65535*"/>
    </style:style>
    <style:style style:name="Table37.1" style:family="table-row">
      <style:table-row-properties style:min-row-height="0.4986in" fo:keep-together="always"/>
    </style:style>
    <style:style style:name="Table37.A1" style:family="table-cell">
      <style:table-cell-properties style:vertical-align="middle" style:writing-mode="page"/>
    </style:style>
    <style:style style:name="Table57" style:family="table">
      <style:table-properties style:width="1.75in" table:align="margins" style:may-break-between-rows="false"/>
    </style:style>
    <style:style style:name="Table57.A" style:family="table-column">
      <style:table-column-properties style:column-width="1.75in" style:rel-column-width="65535*"/>
    </style:style>
    <style:style style:name="Table57.1" style:family="table-row">
      <style:table-row-properties style:min-row-height="0.4986in" fo:keep-together="always"/>
    </style:style>
    <style:style style:name="Table57.A1" style:family="table-cell">
      <style:table-cell-properties style:vertical-align="middle" style:writing-mode="page"/>
    </style:style>
    <style:style style:name="Table64" style:family="table">
      <style:table-properties style:width="1.75in" table:align="margins" style:may-break-between-rows="false"/>
    </style:style>
    <style:style style:name="Table64.A" style:family="table-column">
      <style:table-column-properties style:column-width="1.75in" style:rel-column-width="65535*"/>
    </style:style>
    <style:style style:name="Table64.1" style:family="table-row">
      <style:table-row-properties style:min-row-height="0.4986in" fo:keep-together="always"/>
    </style:style>
    <style:style style:name="Table64.A1" style:family="table-cell">
      <style:table-cell-properties style:vertical-align="middle" style:writing-mode="page"/>
    </style:style>
    <style:style style:name="Table18" style:family="table">
      <style:table-properties style:width="1.75in" table:align="margins" style:may-break-between-rows="false"/>
    </style:style>
    <style:style style:name="Table18.A" style:family="table-column">
      <style:table-column-properties style:column-width="1.75in" style:rel-column-width="65535*"/>
    </style:style>
    <style:style style:name="Table18.1" style:family="table-row">
      <style:table-row-properties style:min-row-height="0.4986in" fo:keep-together="always"/>
    </style:style>
    <style:style style:name="Table18.A1" style:family="table-cell">
      <style:table-cell-properties style:vertical-align="middle" style:writing-mode="page"/>
    </style:style>
    <style:style style:name="Table38" style:family="table">
      <style:table-properties style:width="1.75in" table:align="margins" style:may-break-between-rows="false"/>
    </style:style>
    <style:style style:name="Table38.A" style:family="table-column">
      <style:table-column-properties style:column-width="1.75in" style:rel-column-width="65535*"/>
    </style:style>
    <style:style style:name="Table38.1" style:family="table-row">
      <style:table-row-properties style:min-row-height="0.4986in" fo:keep-together="always"/>
    </style:style>
    <style:style style:name="Table38.A1" style:family="table-cell">
      <style:table-cell-properties style:vertical-align="middle" style:writing-mode="page"/>
    </style:style>
    <style:style style:name="Table58" style:family="table">
      <style:table-properties style:width="1.75in" table:align="margins" style:may-break-between-rows="false"/>
    </style:style>
    <style:style style:name="Table58.A" style:family="table-column">
      <style:table-column-properties style:column-width="1.75in" style:rel-column-width="65535*"/>
    </style:style>
    <style:style style:name="Table58.1" style:family="table-row">
      <style:table-row-properties style:min-row-height="0.4986in" fo:keep-together="always"/>
    </style:style>
    <style:style style:name="Table58.A1" style:family="table-cell">
      <style:table-cell-properties style:vertical-align="middle" style:writing-mode="page"/>
    </style:style>
    <style:style style:name="Table63" style:family="table">
      <style:table-properties style:width="1.75in" table:align="margins" style:may-break-between-rows="false"/>
    </style:style>
    <style:style style:name="Table63.A" style:family="table-column">
      <style:table-column-properties style:column-width="1.75in" style:rel-column-width="65535*"/>
    </style:style>
    <style:style style:name="Table63.1" style:family="table-row">
      <style:table-row-properties style:min-row-height="0.4986in" fo:keep-together="always"/>
    </style:style>
    <style:style style:name="Table63.A1" style:family="table-cell">
      <style:table-cell-properties style:vertical-align="middle" style:writing-mode="page"/>
    </style:style>
    <style:style style:name="Table19" style:family="table">
      <style:table-properties style:width="1.75in" table:align="margins" style:may-break-between-rows="false"/>
    </style:style>
    <style:style style:name="Table19.A" style:family="table-column">
      <style:table-column-properties style:column-width="1.75in" style:rel-column-width="65535*"/>
    </style:style>
    <style:style style:name="Table19.1" style:family="table-row">
      <style:table-row-properties style:min-row-height="0.4986in" fo:keep-together="always"/>
    </style:style>
    <style:style style:name="Table19.A1" style:family="table-cell">
      <style:table-cell-properties style:vertical-align="middle" style:writing-mode="page"/>
    </style:style>
    <style:style style:name="Table39" style:family="table">
      <style:table-properties style:width="1.75in" table:align="margins" style:may-break-between-rows="false"/>
    </style:style>
    <style:style style:name="Table39.A" style:family="table-column">
      <style:table-column-properties style:column-width="1.75in" style:rel-column-width="65535*"/>
    </style:style>
    <style:style style:name="Table39.1" style:family="table-row">
      <style:table-row-properties style:min-row-height="0.4986in" fo:keep-together="always"/>
    </style:style>
    <style:style style:name="Table39.A1" style:family="table-cell">
      <style:table-cell-properties style:vertical-align="middle" style:writing-mode="page"/>
    </style:style>
    <style:style style:name="Table59" style:family="table">
      <style:table-properties style:width="1.75in" table:align="margins" style:may-break-between-rows="false"/>
    </style:style>
    <style:style style:name="Table59.A" style:family="table-column">
      <style:table-column-properties style:column-width="1.75in" style:rel-column-width="65535*"/>
    </style:style>
    <style:style style:name="Table59.1" style:family="table-row">
      <style:table-row-properties style:min-row-height="0.4986in" fo:keep-together="always"/>
    </style:style>
    <style:style style:name="Table59.A1" style:family="table-cell">
      <style:table-cell-properties style:vertical-align="middle" style:writing-mode="page"/>
    </style:style>
    <style:style style:name="Table62" style:family="table">
      <style:table-properties style:width="1.75in" table:align="margins" style:may-break-between-rows="false"/>
    </style:style>
    <style:style style:name="Table62.A" style:family="table-column">
      <style:table-column-properties style:column-width="1.75in" style:rel-column-width="65535*"/>
    </style:style>
    <style:style style:name="Table62.1" style:family="table-row">
      <style:table-row-properties style:min-row-height="0.4986in" fo:keep-together="always"/>
    </style:style>
    <style:style style:name="Table62.A1" style:family="table-cell">
      <style:table-cell-properties style:vertical-align="middle" style:writing-mode="page"/>
    </style:style>
    <style:style style:name="Table20" style:family="table">
      <style:table-properties style:width="1.75in" table:align="margins" style:may-break-between-rows="false"/>
    </style:style>
    <style:style style:name="Table20.A" style:family="table-column">
      <style:table-column-properties style:column-width="1.75in" style:rel-column-width="65535*"/>
    </style:style>
    <style:style style:name="Table20.1" style:family="table-row">
      <style:table-row-properties style:min-row-height="0.4986in" fo:keep-together="always"/>
    </style:style>
    <style:style style:name="Table20.A1" style:family="table-cell">
      <style:table-cell-properties style:vertical-align="middle" style:writing-mode="page"/>
    </style:style>
    <style:style style:name="Table40" style:family="table">
      <style:table-properties style:width="1.75in" table:align="margins" style:may-break-between-rows="false"/>
    </style:style>
    <style:style style:name="Table40.A" style:family="table-column">
      <style:table-column-properties style:column-width="1.75in" style:rel-column-width="65535*"/>
    </style:style>
    <style:style style:name="Table40.1" style:family="table-row">
      <style:table-row-properties style:min-row-height="0.4986in" fo:keep-together="always"/>
    </style:style>
    <style:style style:name="Table40.A1" style:family="table-cell">
      <style:table-cell-properties style:vertical-align="middle" style:writing-mode="page"/>
    </style:style>
    <style:style style:name="Table60" style:family="table">
      <style:table-properties style:width="1.75in" table:align="margins" style:may-break-between-rows="false"/>
    </style:style>
    <style:style style:name="Table60.A" style:family="table-column">
      <style:table-column-properties style:column-width="1.75in" style:rel-column-width="65535*"/>
    </style:style>
    <style:style style:name="Table60.1" style:family="table-row">
      <style:table-row-properties style:min-row-height="0.4986in" fo:keep-together="always"/>
    </style:style>
    <style:style style:name="Table60.A1" style:family="table-cell">
      <style:table-cell-properties style:vertical-align="middle" style:writing-mode="page"/>
    </style:style>
    <style:style style:name="Table61" style:family="table">
      <style:table-properties style:width="1.75in" table:align="margins" style:may-break-between-rows="false"/>
    </style:style>
    <style:style style:name="Table61.A" style:family="table-column">
      <style:table-column-properties style:column-width="1.75in" style:rel-column-width="65535*"/>
    </style:style>
    <style:style style:name="Table61.1" style:family="table-row">
      <style:table-row-properties style:min-row-height="0.4986in" fo:keep-together="always"/>
    </style:style>
    <style:style style:name="Table61.A1" style:family="table-cell">
      <style:table-cell-properties style:vertical-align="middl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officeooo:paragraph-rsid="0002e62c"/>
    </style:style>
    <style:style style:name="P3" style:family="paragraph" style:parent-style-name="Standard">
      <style:text-properties officeooo:paragraph-rsid="0002e62c"/>
    </style:style>
    <style:style style:name="P4" style:family="paragraph" style:parent-style-name="Table_20_Contents">
      <style:paragraph-properties fo:text-align="center" style:justify-single-word="false"/>
      <style:text-properties officeooo:paragraph-rsid="0004cab3"/>
    </style:style>
    <style:style style:name="P5" style:family="paragraph" style:parent-style-name="Standard">
      <style:text-properties officeooo:paragraph-rsid="0004cab3"/>
    </style:style>
    <style:style style:name="P6" style:family="paragraph" style:parent-style-name="Table_20_Contents">
      <style:paragraph-properties fo:text-align="center" style:justify-single-word="false"/>
      <style:text-properties officeooo:paragraph-rsid="00061419"/>
    </style:style>
    <style:style style:name="P7" style:family="paragraph" style:parent-style-name="Standard">
      <style:text-properties officeooo:paragraph-rsid="00061419"/>
    </style:style>
    <style:style style:name="P8" style:family="paragraph" style:parent-style-name="Table_20_Contents">
      <style:paragraph-properties fo:text-align="center" style:justify-single-word="false"/>
      <style:text-properties fo:font-size="14pt" officeooo:paragraph-rsid="0002e62c" style:font-size-asian="14pt" style:font-size-complex="1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3098in" svg:y="0.5in" svg:width="1.75in" svg:height="0.5in" draw:z-index="0">
        <draw:text-box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1">Barbara Robinson</text:p>
              </table:table-cell>
            </table:table-row>
          </table:table>
          <text:p text:style-name="Standard"/>
        </draw:text-box>
      </draw:frame>
      <draw:frame draw:style-name="fr1" draw:name="Frame2" text:anchor-type="page" text:anchor-page-number="1" svg:x="2.3693in" svg:y="0.5in" svg:width="1.75in" svg:height="0.5in" draw:z-index="1">
        <draw:text-box>
          <table:table table:name="Table21" table:style-name="Table21">
            <table:table-column table:style-name="Table21.A"/>
            <table:table-row table:style-name="Table21.1">
              <table:table-cell table:style-name="Table21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3" text:anchor-type="page" text:anchor-page-number="1" svg:x="4.4291in" svg:y="0.5in" svg:width="1.75in" svg:height="0.5in" draw:z-index="2">
        <draw:text-box>
          <table:table table:name="Table41" table:style-name="Table41">
            <table:table-column table:style-name="Table41.A"/>
            <table:table-row table:style-name="Table41.1">
              <table:table-cell table:style-name="Table41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4" text:anchor-type="page" text:anchor-page-number="1" svg:x="6.489in" svg:y="0.5in" svg:width="1.75in" svg:height="0.5in" draw:z-index="3">
        <draw:text-box>
          <table:table table:name="Table80" table:style-name="Table80">
            <table:table-column table:style-name="Table80.A"/>
            <table:table-row table:style-name="Table80.1">
              <table:table-cell table:style-name="Table80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5" text:anchor-type="page" text:anchor-page-number="1" svg:x="0.3098in" svg:y="1in" svg:width="1.75in" svg:height="0.5in" draw:z-index="4">
        <draw:text-box>
          <table:table table:name="Table2" table:style-name="Table2">
            <table:table-column table:style-name="Table2.A"/>
            <table:table-row table:style-name="Table2.1">
              <table:table-cell table:style-name="Table2.A1" office:value-type="string">
                <text:p text:style-name="P8">Caroline Throop</text:p>
              </table:table-cell>
            </table:table-row>
          </table:table>
          <text:p text:style-name="P3"/>
        </draw:text-box>
      </draw:frame>
      <draw:frame draw:style-name="fr1" draw:name="Frame6" text:anchor-type="page" text:anchor-page-number="1" svg:x="2.3693in" svg:y="1in" svg:width="1.75in" svg:height="0.5in" draw:z-index="5">
        <draw:text-box>
          <table:table table:name="Table22" table:style-name="Table22">
            <table:table-column table:style-name="Table22.A"/>
            <table:table-row table:style-name="Table22.1">
              <table:table-cell table:style-name="Table22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7" text:anchor-type="page" text:anchor-page-number="1" svg:x="4.4291in" svg:y="1in" svg:width="1.75in" svg:height="0.5in" draw:z-index="6">
        <draw:text-box>
          <table:table table:name="Table42" table:style-name="Table42">
            <table:table-column table:style-name="Table42.A"/>
            <table:table-row table:style-name="Table42.1">
              <table:table-cell table:style-name="Table42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8" text:anchor-type="page" text:anchor-page-number="1" svg:x="6.489in" svg:y="1in" svg:width="1.75in" svg:height="0.5in" draw:z-index="7">
        <draw:text-box>
          <table:table table:name="Table79" table:style-name="Table79">
            <table:table-column table:style-name="Table79.A"/>
            <table:table-row table:style-name="Table79.1">
              <table:table-cell table:style-name="Table79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9" text:anchor-type="page" text:anchor-page-number="1" svg:x="0.3098in" svg:y="1.5in" svg:width="1.75in" svg:height="0.5in" draw:z-index="8">
        <draw:text-box>
          <table:table table:name="Table3" table:style-name="Table3">
            <table:table-column table:style-name="Table3.A"/>
            <table:table-row table:style-name="Table3.1">
              <table:table-cell table:style-name="Table3.A1" office:value-type="string">
                <text:p text:style-name="P2">Caroline Throop</text:p>
              </table:table-cell>
            </table:table-row>
          </table:table>
          <text:p text:style-name="P3">Caroline Throop</text:p>
        </draw:text-box>
      </draw:frame>
      <draw:frame draw:style-name="fr1" draw:name="Frame10" text:anchor-type="page" text:anchor-page-number="1" svg:x="2.3693in" svg:y="1.5in" svg:width="1.75in" svg:height="0.5in" draw:z-index="9">
        <draw:text-box>
          <table:table table:name="Table23" table:style-name="Table23">
            <table:table-column table:style-name="Table23.A"/>
            <table:table-row table:style-name="Table23.1">
              <table:table-cell table:style-name="Table23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11" text:anchor-type="page" text:anchor-page-number="1" svg:x="4.4291in" svg:y="1.5in" svg:width="1.75in" svg:height="0.5in" draw:z-index="10">
        <draw:text-box>
          <table:table table:name="Table43" table:style-name="Table43">
            <table:table-column table:style-name="Table43.A"/>
            <table:table-row table:style-name="Table43.1">
              <table:table-cell table:style-name="Table43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12" text:anchor-type="page" text:anchor-page-number="1" svg:x="6.489in" svg:y="1.5in" svg:width="1.75in" svg:height="0.5in" draw:z-index="11">
        <draw:text-box>
          <table:table table:name="Table78" table:style-name="Table78">
            <table:table-column table:style-name="Table78.A"/>
            <table:table-row table:style-name="Table78.1">
              <table:table-cell table:style-name="Table78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13" text:anchor-type="page" text:anchor-page-number="1" svg:x="0.3098in" svg:y="2in" svg:width="1.75in" svg:height="0.5in" draw:z-index="12">
        <draw:text-box>
          <table:table table:name="Table4" table:style-name="Table4">
            <table:table-column table:style-name="Table4.A"/>
            <table:table-row table:style-name="Table4.1">
              <table:table-cell table:style-name="Table4.A1" office:value-type="string">
                <text:p text:style-name="P2">Caroline Throop</text:p>
              </table:table-cell>
            </table:table-row>
          </table:table>
          <text:p text:style-name="P3"/>
        </draw:text-box>
      </draw:frame>
      <draw:frame draw:style-name="fr1" draw:name="Frame14" text:anchor-type="page" text:anchor-page-number="1" svg:x="2.3693in" svg:y="2in" svg:width="1.75in" svg:height="0.5in" draw:z-index="13">
        <draw:text-box>
          <table:table table:name="Table24" table:style-name="Table24">
            <table:table-column table:style-name="Table24.A"/>
            <table:table-row table:style-name="Table24.1">
              <table:table-cell table:style-name="Table24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15" text:anchor-type="page" text:anchor-page-number="1" svg:x="4.4291in" svg:y="2in" svg:width="1.75in" svg:height="0.5in" draw:z-index="14">
        <draw:text-box>
          <table:table table:name="Table44" table:style-name="Table44">
            <table:table-column table:style-name="Table44.A"/>
            <table:table-row table:style-name="Table44.1">
              <table:table-cell table:style-name="Table44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16" text:anchor-type="page" text:anchor-page-number="1" svg:x="6.489in" svg:y="2in" svg:width="1.75in" svg:height="0.5in" draw:z-index="15">
        <draw:text-box>
          <table:table table:name="Table77" table:style-name="Table77">
            <table:table-column table:style-name="Table77.A"/>
            <table:table-row table:style-name="Table77.1">
              <table:table-cell table:style-name="Table77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17" text:anchor-type="page" text:anchor-page-number="1" svg:x="0.3098in" svg:y="2.5in" svg:width="1.75in" svg:height="0.5in" draw:z-index="16">
        <draw:text-box>
          <table:table table:name="Table5" table:style-name="Table5">
            <table:table-column table:style-name="Table5.A"/>
            <table:table-row table:style-name="Table5.1">
              <table:table-cell table:style-name="Table5.A1" office:value-type="string">
                <text:p text:style-name="P2">Caroline Throop</text:p>
              </table:table-cell>
            </table:table-row>
          </table:table>
          <text:p text:style-name="P3"/>
        </draw:text-box>
      </draw:frame>
      <draw:frame draw:style-name="fr1" draw:name="Frame18" text:anchor-type="page" text:anchor-page-number="1" svg:x="2.3693in" svg:y="2.5in" svg:width="1.75in" svg:height="0.5in" draw:z-index="17">
        <draw:text-box>
          <table:table table:name="Table25" table:style-name="Table25">
            <table:table-column table:style-name="Table25.A"/>
            <table:table-row table:style-name="Table25.1">
              <table:table-cell table:style-name="Table25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19" text:anchor-type="page" text:anchor-page-number="1" svg:x="4.4291in" svg:y="2.5in" svg:width="1.75in" svg:height="0.5in" draw:z-index="18">
        <draw:text-box>
          <table:table table:name="Table45" table:style-name="Table45">
            <table:table-column table:style-name="Table45.A"/>
            <table:table-row table:style-name="Table45.1">
              <table:table-cell table:style-name="Table45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20" text:anchor-type="page" text:anchor-page-number="1" svg:x="6.489in" svg:y="2.5in" svg:width="1.75in" svg:height="0.5in" draw:z-index="19">
        <draw:text-box>
          <table:table table:name="Table76" table:style-name="Table76">
            <table:table-column table:style-name="Table76.A"/>
            <table:table-row table:style-name="Table76.1">
              <table:table-cell table:style-name="Table76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21" text:anchor-type="page" text:anchor-page-number="1" svg:x="0.3098in" svg:y="3in" svg:width="1.75in" svg:height="0.5in" draw:z-index="20">
        <draw:text-box>
          <table:table table:name="Table6" table:style-name="Table6">
            <table:table-column table:style-name="Table6.A"/>
            <table:table-row table:style-name="Table6.1">
              <table:table-cell table:style-name="Table6.A1" office:value-type="string">
                <text:p text:style-name="P2">Emily Moss</text:p>
              </table:table-cell>
            </table:table-row>
          </table:table>
          <text:p text:style-name="P3"/>
        </draw:text-box>
      </draw:frame>
      <draw:frame draw:style-name="fr1" draw:name="Frame22" text:anchor-type="page" text:anchor-page-number="1" svg:x="2.3693in" svg:y="3in" svg:width="1.75in" svg:height="0.5in" draw:z-index="21">
        <draw:text-box>
          <table:table table:name="Table26" table:style-name="Table26">
            <table:table-column table:style-name="Table26.A"/>
            <table:table-row table:style-name="Table26.1">
              <table:table-cell table:style-name="Table26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23" text:anchor-type="page" text:anchor-page-number="1" svg:x="4.4291in" svg:y="3in" svg:width="1.75in" svg:height="0.5in" draw:z-index="22">
        <draw:text-box>
          <table:table table:name="Table46" table:style-name="Table46">
            <table:table-column table:style-name="Table46.A"/>
            <table:table-row table:style-name="Table46.1">
              <table:table-cell table:style-name="Table46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24" text:anchor-type="page" text:anchor-page-number="1" svg:x="6.489in" svg:y="3in" svg:width="1.75in" svg:height="0.5in" draw:z-index="23">
        <draw:text-box>
          <table:table table:name="Table75" table:style-name="Table75">
            <table:table-column table:style-name="Table75.A"/>
            <table:table-row table:style-name="Table75.1">
              <table:table-cell table:style-name="Table75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25" text:anchor-type="page" text:anchor-page-number="1" svg:x="0.3098in" svg:y="3.5in" svg:width="1.75in" svg:height="0.5in" draw:z-index="24">
        <draw:text-box>
          <table:table table:name="Table7" table:style-name="Table7">
            <table:table-column table:style-name="Table7.A"/>
            <table:table-row table:style-name="Table7.1">
              <table:table-cell table:style-name="Table7.A1" office:value-type="string">
                <text:p text:style-name="P2">Emily Moss</text:p>
              </table:table-cell>
            </table:table-row>
          </table:table>
          <text:p text:style-name="P3"/>
        </draw:text-box>
      </draw:frame>
      <draw:frame draw:style-name="fr1" draw:name="Frame26" text:anchor-type="page" text:anchor-page-number="1" svg:x="2.3693in" svg:y="3.5in" svg:width="1.75in" svg:height="0.5in" draw:z-index="25">
        <draw:text-box>
          <table:table table:name="Table27" table:style-name="Table27">
            <table:table-column table:style-name="Table27.A"/>
            <table:table-row table:style-name="Table27.1">
              <table:table-cell table:style-name="Table27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27" text:anchor-type="page" text:anchor-page-number="1" svg:x="4.4291in" svg:y="3.5in" svg:width="1.75in" svg:height="0.5in" draw:z-index="26">
        <draw:text-box>
          <table:table table:name="Table47" table:style-name="Table47">
            <table:table-column table:style-name="Table47.A"/>
            <table:table-row table:style-name="Table47.1">
              <table:table-cell table:style-name="Table47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28" text:anchor-type="page" text:anchor-page-number="1" svg:x="6.489in" svg:y="3.5in" svg:width="1.75in" svg:height="0.5in" draw:z-index="27">
        <draw:text-box>
          <table:table table:name="Table74" table:style-name="Table74">
            <table:table-column table:style-name="Table74.A"/>
            <table:table-row table:style-name="Table74.1">
              <table:table-cell table:style-name="Table74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29" text:anchor-type="page" text:anchor-page-number="1" svg:x="0.3098in" svg:y="4in" svg:width="1.75in" svg:height="0.5in" draw:z-index="28">
        <draw:text-box>
          <table:table table:name="Table8" table:style-name="Table8">
            <table:table-column table:style-name="Table8.A"/>
            <table:table-row table:style-name="Table8.1">
              <table:table-cell table:style-name="Table8.A1" office:value-type="string">
                <text:p text:style-name="P2">Emily Wimpenny</text:p>
              </table:table-cell>
            </table:table-row>
          </table:table>
          <text:p text:style-name="P3"/>
        </draw:text-box>
      </draw:frame>
      <draw:frame draw:style-name="fr1" draw:name="Frame30" text:anchor-type="page" text:anchor-page-number="1" svg:x="2.3693in" svg:y="4in" svg:width="1.75in" svg:height="0.5in" draw:z-index="29">
        <draw:text-box>
          <table:table table:name="Table28" table:style-name="Table28">
            <table:table-column table:style-name="Table28.A"/>
            <table:table-row table:style-name="Table28.1">
              <table:table-cell table:style-name="Table28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31" text:anchor-type="page" text:anchor-page-number="1" svg:x="4.4291in" svg:y="4in" svg:width="1.75in" svg:height="0.5in" draw:z-index="30">
        <draw:text-box>
          <table:table table:name="Table48" table:style-name="Table48">
            <table:table-column table:style-name="Table48.A"/>
            <table:table-row table:style-name="Table48.1">
              <table:table-cell table:style-name="Table48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32" text:anchor-type="page" text:anchor-page-number="1" svg:x="6.489in" svg:y="4in" svg:width="1.75in" svg:height="0.5in" draw:z-index="31">
        <draw:text-box>
          <table:table table:name="Table73" table:style-name="Table73">
            <table:table-column table:style-name="Table73.A"/>
            <table:table-row table:style-name="Table73.1">
              <table:table-cell table:style-name="Table73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33" text:anchor-type="page" text:anchor-page-number="1" svg:x="0.3098in" svg:y="4.5in" svg:width="1.75in" svg:height="0.5in" draw:z-index="32">
        <draw:text-box>
          <table:table table:name="Table9" table:style-name="Table9">
            <table:table-column table:style-name="Table9.A"/>
            <table:table-row table:style-name="Table9.1">
              <table:table-cell table:style-name="Table9.A1" office:value-type="string">
                <text:p text:style-name="P2">Liza Amyotte</text:p>
              </table:table-cell>
            </table:table-row>
          </table:table>
          <text:p text:style-name="P3"/>
        </draw:text-box>
      </draw:frame>
      <draw:frame draw:style-name="fr1" draw:name="Frame34" text:anchor-type="page" text:anchor-page-number="1" svg:x="2.3693in" svg:y="4.5in" svg:width="1.75in" svg:height="0.5in" draw:z-index="33">
        <draw:text-box>
          <table:table table:name="Table29" table:style-name="Table29">
            <table:table-column table:style-name="Table29.A"/>
            <table:table-row table:style-name="Table29.1">
              <table:table-cell table:style-name="Table29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35" text:anchor-type="page" text:anchor-page-number="1" svg:x="4.4291in" svg:y="4.5in" svg:width="1.75in" svg:height="0.5in" draw:z-index="34">
        <draw:text-box>
          <table:table table:name="Table49" table:style-name="Table49">
            <table:table-column table:style-name="Table49.A"/>
            <table:table-row table:style-name="Table49.1">
              <table:table-cell table:style-name="Table49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36" text:anchor-type="page" text:anchor-page-number="1" svg:x="6.489in" svg:y="4.5in" svg:width="1.75in" svg:height="0.5in" draw:z-index="35">
        <draw:text-box>
          <table:table table:name="Table72" table:style-name="Table72">
            <table:table-column table:style-name="Table72.A"/>
            <table:table-row table:style-name="Table72.1">
              <table:table-cell table:style-name="Table72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37" text:anchor-type="page" text:anchor-page-number="1" svg:x="0.3098in" svg:y="5in" svg:width="1.75in" svg:height="0.5in" draw:z-index="36">
        <draw:text-box>
          <table:table table:name="Table10" table:style-name="Table10">
            <table:table-column table:style-name="Table10.A"/>
            <table:table-row table:style-name="Table10.1">
              <table:table-cell table:style-name="Table10.A1" office:value-type="string">
                <text:p text:style-name="P2">Liza Amyotte</text:p>
              </table:table-cell>
            </table:table-row>
          </table:table>
          <text:p text:style-name="P3"/>
        </draw:text-box>
      </draw:frame>
      <draw:frame draw:style-name="fr1" draw:name="Frame38" text:anchor-type="page" text:anchor-page-number="1" svg:x="2.3693in" svg:y="5in" svg:width="1.75in" svg:height="0.5in" draw:z-index="37">
        <draw:text-box>
          <table:table table:name="Table30" table:style-name="Table30">
            <table:table-column table:style-name="Table30.A"/>
            <table:table-row table:style-name="Table30.1">
              <table:table-cell table:style-name="Table30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39" text:anchor-type="page" text:anchor-page-number="1" svg:x="4.4291in" svg:y="5in" svg:width="1.75in" svg:height="0.5in" draw:z-index="38">
        <draw:text-box>
          <table:table table:name="Table50" table:style-name="Table50">
            <table:table-column table:style-name="Table50.A"/>
            <table:table-row table:style-name="Table50.1">
              <table:table-cell table:style-name="Table50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40" text:anchor-type="page" text:anchor-page-number="1" svg:x="6.489in" svg:y="5in" svg:width="1.75in" svg:height="0.5in" draw:z-index="39">
        <draw:text-box>
          <table:table table:name="Table71" table:style-name="Table71">
            <table:table-column table:style-name="Table71.A"/>
            <table:table-row table:style-name="Table71.1">
              <table:table-cell table:style-name="Table71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41" text:anchor-type="page" text:anchor-page-number="1" svg:x="0.3098in" svg:y="5.5in" svg:width="1.75in" svg:height="0.5in" draw:z-index="40">
        <draw:text-box>
          <table:table table:name="Table11" table:style-name="Table11">
            <table:table-column table:style-name="Table11.A"/>
            <table:table-row table:style-name="Table11.1">
              <table:table-cell table:style-name="Table11.A1" office:value-type="string">
                <text:p text:style-name="P2">Steven Boehler</text:p>
              </table:table-cell>
            </table:table-row>
          </table:table>
          <text:p text:style-name="P3"/>
        </draw:text-box>
      </draw:frame>
      <draw:frame draw:style-name="fr1" draw:name="Frame42" text:anchor-type="page" text:anchor-page-number="1" svg:x="2.3693in" svg:y="5.5in" svg:width="1.75in" svg:height="0.5in" draw:z-index="41">
        <draw:text-box>
          <table:table table:name="Table31" table:style-name="Table31">
            <table:table-column table:style-name="Table31.A"/>
            <table:table-row table:style-name="Table31.1">
              <table:table-cell table:style-name="Table31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43" text:anchor-type="page" text:anchor-page-number="1" svg:x="4.4291in" svg:y="5.5in" svg:width="1.75in" svg:height="0.5in" draw:z-index="42">
        <draw:text-box>
          <table:table table:name="Table51" table:style-name="Table51">
            <table:table-column table:style-name="Table51.A"/>
            <table:table-row table:style-name="Table51.1">
              <table:table-cell table:style-name="Table51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44" text:anchor-type="page" text:anchor-page-number="1" svg:x="6.489in" svg:y="5.5in" svg:width="1.75in" svg:height="0.5in" draw:z-index="43">
        <draw:text-box>
          <table:table table:name="Table70" table:style-name="Table70">
            <table:table-column table:style-name="Table70.A"/>
            <table:table-row table:style-name="Table70.1">
              <table:table-cell table:style-name="Table70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45" text:anchor-type="page" text:anchor-page-number="1" svg:x="0.3098in" svg:y="6in" svg:width="1.75in" svg:height="0.5in" draw:z-index="44">
        <draw:text-box>
          <table:table table:name="Table12" table:style-name="Table12">
            <table:table-column table:style-name="Table12.A"/>
            <table:table-row table:style-name="Table12.1">
              <table:table-cell table:style-name="Table12.A1" office:value-type="string">
                <text:p text:style-name="P2">Steven Boehler</text:p>
              </table:table-cell>
            </table:table-row>
          </table:table>
          <text:p text:style-name="P3"/>
        </draw:text-box>
      </draw:frame>
      <draw:frame draw:style-name="fr1" draw:name="Frame46" text:anchor-type="page" text:anchor-page-number="1" svg:x="2.3693in" svg:y="6in" svg:width="1.75in" svg:height="0.5in" draw:z-index="45">
        <draw:text-box>
          <table:table table:name="Table32" table:style-name="Table32">
            <table:table-column table:style-name="Table32.A"/>
            <table:table-row table:style-name="Table32.1">
              <table:table-cell table:style-name="Table32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47" text:anchor-type="page" text:anchor-page-number="1" svg:x="4.4291in" svg:y="6in" svg:width="1.75in" svg:height="0.5in" draw:z-index="46">
        <draw:text-box>
          <table:table table:name="Table52" table:style-name="Table52">
            <table:table-column table:style-name="Table52.A"/>
            <table:table-row table:style-name="Table52.1">
              <table:table-cell table:style-name="Table52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48" text:anchor-type="page" text:anchor-page-number="1" svg:x="6.489in" svg:y="6in" svg:width="1.75in" svg:height="0.5in" draw:z-index="47">
        <draw:text-box>
          <table:table table:name="Table69" table:style-name="Table69">
            <table:table-column table:style-name="Table69.A"/>
            <table:table-row table:style-name="Table69.1">
              <table:table-cell table:style-name="Table69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49" text:anchor-type="page" text:anchor-page-number="1" svg:x="0.3098in" svg:y="6.5in" svg:width="1.75in" svg:height="0.5in" draw:z-index="48">
        <draw:text-box>
          <table:table table:name="Table13" table:style-name="Table13">
            <table:table-column table:style-name="Table13.A"/>
            <table:table-row table:style-name="Table13.1">
              <table:table-cell table:style-name="Table13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50" text:anchor-type="page" text:anchor-page-number="1" svg:x="2.3693in" svg:y="6.5in" svg:width="1.75in" svg:height="0.5in" draw:z-index="49">
        <draw:text-box>
          <table:table table:name="Table33" table:style-name="Table33">
            <table:table-column table:style-name="Table33.A"/>
            <table:table-row table:style-name="Table33.1">
              <table:table-cell table:style-name="Table33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51" text:anchor-type="page" text:anchor-page-number="1" svg:x="4.4291in" svg:y="6.5in" svg:width="1.75in" svg:height="0.5in" draw:z-index="50">
        <draw:text-box>
          <table:table table:name="Table53" table:style-name="Table53">
            <table:table-column table:style-name="Table53.A"/>
            <table:table-row table:style-name="Table53.1">
              <table:table-cell table:style-name="Table53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52" text:anchor-type="page" text:anchor-page-number="1" svg:x="6.489in" svg:y="6.5in" svg:width="1.75in" svg:height="0.5in" draw:z-index="51">
        <draw:text-box>
          <table:table table:name="Table68" table:style-name="Table68">
            <table:table-column table:style-name="Table68.A"/>
            <table:table-row table:style-name="Table68.1">
              <table:table-cell table:style-name="Table68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53" text:anchor-type="page" text:anchor-page-number="1" svg:x="0.3098in" svg:y="7in" svg:width="1.75in" svg:height="0.5in" draw:z-index="52">
        <draw:text-box>
          <table:table table:name="Table14" table:style-name="Table14">
            <table:table-column table:style-name="Table14.A"/>
            <table:table-row table:style-name="Table14.1">
              <table:table-cell table:style-name="Table14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54" text:anchor-type="page" text:anchor-page-number="1" svg:x="2.3693in" svg:y="7in" svg:width="1.75in" svg:height="0.5in" draw:z-index="53">
        <draw:text-box>
          <table:table table:name="Table34" table:style-name="Table34">
            <table:table-column table:style-name="Table34.A"/>
            <table:table-row table:style-name="Table34.1">
              <table:table-cell table:style-name="Table34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55" text:anchor-type="page" text:anchor-page-number="1" svg:x="4.4291in" svg:y="7in" svg:width="1.75in" svg:height="0.5in" draw:z-index="54">
        <draw:text-box>
          <table:table table:name="Table54" table:style-name="Table54">
            <table:table-column table:style-name="Table54.A"/>
            <table:table-row table:style-name="Table54.1">
              <table:table-cell table:style-name="Table54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56" text:anchor-type="page" text:anchor-page-number="1" svg:x="6.489in" svg:y="7in" svg:width="1.75in" svg:height="0.5in" draw:z-index="55">
        <draw:text-box>
          <table:table table:name="Table67" table:style-name="Table67">
            <table:table-column table:style-name="Table67.A"/>
            <table:table-row table:style-name="Table67.1">
              <table:table-cell table:style-name="Table67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57" text:anchor-type="page" text:anchor-page-number="1" svg:x="0.3098in" svg:y="7.5in" svg:width="1.75in" svg:height="0.5in" draw:z-index="56">
        <draw:text-box>
          <table:table table:name="Table15" table:style-name="Table15">
            <table:table-column table:style-name="Table15.A"/>
            <table:table-row table:style-name="Table15.1">
              <table:table-cell table:style-name="Table15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58" text:anchor-type="page" text:anchor-page-number="1" svg:x="2.3693in" svg:y="7.5in" svg:width="1.75in" svg:height="0.5in" draw:z-index="57">
        <draw:text-box>
          <table:table table:name="Table35" table:style-name="Table35">
            <table:table-column table:style-name="Table35.A"/>
            <table:table-row table:style-name="Table35.1">
              <table:table-cell table:style-name="Table35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59" text:anchor-type="page" text:anchor-page-number="1" svg:x="4.4291in" svg:y="7.5in" svg:width="1.75in" svg:height="0.5in" draw:z-index="58">
        <draw:text-box>
          <table:table table:name="Table55" table:style-name="Table55">
            <table:table-column table:style-name="Table55.A"/>
            <table:table-row table:style-name="Table55.1">
              <table:table-cell table:style-name="Table55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60" text:anchor-type="page" text:anchor-page-number="1" svg:x="6.489in" svg:y="7.5in" svg:width="1.75in" svg:height="0.5in" draw:z-index="59">
        <draw:text-box>
          <table:table table:name="Table66" table:style-name="Table66">
            <table:table-column table:style-name="Table66.A"/>
            <table:table-row table:style-name="Table66.1">
              <table:table-cell table:style-name="Table66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61" text:anchor-type="page" text:anchor-page-number="1" svg:x="0.3098in" svg:y="8in" svg:width="1.75in" svg:height="0.5in" draw:z-index="60">
        <draw:text-box>
          <table:table table:name="Table16" table:style-name="Table16">
            <table:table-column table:style-name="Table16.A"/>
            <table:table-row table:style-name="Table16.1">
              <table:table-cell table:style-name="Table16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62" text:anchor-type="page" text:anchor-page-number="1" svg:x="2.3693in" svg:y="8in" svg:width="1.75in" svg:height="0.5in" draw:z-index="61">
        <draw:text-box>
          <table:table table:name="Table36" table:style-name="Table36">
            <table:table-column table:style-name="Table36.A"/>
            <table:table-row table:style-name="Table36.1">
              <table:table-cell table:style-name="Table36.A1" office:value-type="string">
                <text:p text:style-name="P2"/>
              </table:table-cell>
            </table:table-row>
          </table:table>
          <text:p text:style-name="P3"/>
        </draw:text-box>
      </draw:frame>
      <draw:frame draw:style-name="fr1" draw:name="Frame63" text:anchor-type="page" text:anchor-page-number="1" svg:x="4.4291in" svg:y="8in" svg:width="1.75in" svg:height="0.5in" draw:z-index="62">
        <draw:text-box>
          <table:table table:name="Table56" table:style-name="Table56">
            <table:table-column table:style-name="Table56.A"/>
            <table:table-row table:style-name="Table56.1">
              <table:table-cell table:style-name="Table56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64" text:anchor-type="page" text:anchor-page-number="1" svg:x="6.489in" svg:y="8in" svg:width="1.75in" svg:height="0.5in" draw:z-index="63">
        <draw:text-box>
          <table:table table:name="Table65" table:style-name="Table65">
            <table:table-column table:style-name="Table65.A"/>
            <table:table-row table:style-name="Table65.1">
              <table:table-cell table:style-name="Table65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65" text:anchor-type="page" text:anchor-page-number="1" svg:x="0.3098in" svg:y="8.5in" svg:width="1.75in" svg:height="0.5in" draw:z-index="64">
        <draw:text-box>
          <table:table table:name="Table17" table:style-name="Table17">
            <table:table-column table:style-name="Table17.A"/>
            <table:table-row table:style-name="Table17.1">
              <table:table-cell table:style-name="Table17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66" text:anchor-type="page" text:anchor-page-number="1" svg:x="2.3693in" svg:y="8.5in" svg:width="1.75in" svg:height="0.5in" draw:z-index="65">
        <draw:text-box>
          <table:table table:name="Table37" table:style-name="Table37">
            <table:table-column table:style-name="Table37.A"/>
            <table:table-row table:style-name="Table37.1">
              <table:table-cell table:style-name="Table37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67" text:anchor-type="page" text:anchor-page-number="1" svg:x="4.4291in" svg:y="8.5in" svg:width="1.75in" svg:height="0.5in" draw:z-index="66">
        <draw:text-box>
          <table:table table:name="Table57" table:style-name="Table57">
            <table:table-column table:style-name="Table57.A"/>
            <table:table-row table:style-name="Table57.1">
              <table:table-cell table:style-name="Table57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68" text:anchor-type="page" text:anchor-page-number="1" svg:x="6.489in" svg:y="8.5in" svg:width="1.75in" svg:height="0.5in" draw:z-index="67">
        <draw:text-box>
          <table:table table:name="Table64" table:style-name="Table64">
            <table:table-column table:style-name="Table64.A"/>
            <table:table-row table:style-name="Table64.1">
              <table:table-cell table:style-name="Table64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69" text:anchor-type="page" text:anchor-page-number="1" svg:x="0.3098in" svg:y="9in" svg:width="1.75in" svg:height="0.5in" draw:z-index="68">
        <draw:text-box>
          <table:table table:name="Table18" table:style-name="Table18">
            <table:table-column table:style-name="Table18.A"/>
            <table:table-row table:style-name="Table18.1">
              <table:table-cell table:style-name="Table18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70" text:anchor-type="page" text:anchor-page-number="1" svg:x="2.3693in" svg:y="9in" svg:width="1.75in" svg:height="0.5in" draw:z-index="69">
        <draw:text-box>
          <table:table table:name="Table38" table:style-name="Table38">
            <table:table-column table:style-name="Table38.A"/>
            <table:table-row table:style-name="Table38.1">
              <table:table-cell table:style-name="Table38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71" text:anchor-type="page" text:anchor-page-number="1" svg:x="4.4291in" svg:y="9in" svg:width="1.75in" svg:height="0.5in" draw:z-index="70">
        <draw:text-box>
          <table:table table:name="Table58" table:style-name="Table58">
            <table:table-column table:style-name="Table58.A"/>
            <table:table-row table:style-name="Table58.1">
              <table:table-cell table:style-name="Table58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72" text:anchor-type="page" text:anchor-page-number="1" svg:x="6.489in" svg:y="9in" svg:width="1.75in" svg:height="0.5in" draw:z-index="71">
        <draw:text-box>
          <table:table table:name="Table63" table:style-name="Table63">
            <table:table-column table:style-name="Table63.A"/>
            <table:table-row table:style-name="Table63.1">
              <table:table-cell table:style-name="Table63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73" text:anchor-type="page" text:anchor-page-number="1" svg:x="0.3098in" svg:y="9.5in" svg:width="1.75in" svg:height="0.5in" draw:z-index="72">
        <draw:text-box>
          <table:table table:name="Table19" table:style-name="Table19">
            <table:table-column table:style-name="Table19.A"/>
            <table:table-row table:style-name="Table19.1">
              <table:table-cell table:style-name="Table19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74" text:anchor-type="page" text:anchor-page-number="1" svg:x="2.3693in" svg:y="9.5in" svg:width="1.75in" svg:height="0.5in" draw:z-index="73">
        <draw:text-box>
          <table:table table:name="Table39" table:style-name="Table39">
            <table:table-column table:style-name="Table39.A"/>
            <table:table-row table:style-name="Table39.1">
              <table:table-cell table:style-name="Table39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75" text:anchor-type="page" text:anchor-page-number="1" svg:x="4.4291in" svg:y="9.5in" svg:width="1.75in" svg:height="0.5in" draw:z-index="74">
        <draw:text-box>
          <table:table table:name="Table59" table:style-name="Table59">
            <table:table-column table:style-name="Table59.A"/>
            <table:table-row table:style-name="Table59.1">
              <table:table-cell table:style-name="Table59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76" text:anchor-type="page" text:anchor-page-number="1" svg:x="6.489in" svg:y="9.5in" svg:width="1.75in" svg:height="0.5in" draw:z-index="75">
        <draw:text-box>
          <table:table table:name="Table62" table:style-name="Table62">
            <table:table-column table:style-name="Table62.A"/>
            <table:table-row table:style-name="Table62.1">
              <table:table-cell table:style-name="Table62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77" text:anchor-type="page" text:anchor-page-number="1" svg:x="0.3098in" svg:y="10in" svg:width="1.75in" svg:height="0.5in" draw:z-index="76">
        <draw:text-box>
          <table:table table:name="Table20" table:style-name="Table20">
            <table:table-column table:style-name="Table20.A"/>
            <table:table-row table:style-name="Table20.1">
              <table:table-cell table:style-name="Table20.A1" office:value-type="string">
                <text:p text:style-name="P2">Sweet Ofelia</text:p>
              </table:table-cell>
            </table:table-row>
          </table:table>
          <text:p text:style-name="P3"/>
        </draw:text-box>
      </draw:frame>
      <draw:frame draw:style-name="fr1" draw:name="Frame78" text:anchor-type="page" text:anchor-page-number="1" svg:x="2.3693in" svg:y="10in" svg:width="1.75in" svg:height="0.5in" draw:z-index="77">
        <draw:text-box>
          <table:table table:name="Table40" table:style-name="Table40">
            <table:table-column table:style-name="Table40.A"/>
            <table:table-row table:style-name="Table40.1">
              <table:table-cell table:style-name="Table40.A1" office:value-type="string">
                <text:p text:style-name="P4"/>
              </table:table-cell>
            </table:table-row>
          </table:table>
          <text:p text:style-name="P5"/>
        </draw:text-box>
      </draw:frame>
      <draw:frame draw:style-name="fr1" draw:name="Frame79" text:anchor-type="page" text:anchor-page-number="1" svg:x="4.4291in" svg:y="10in" svg:width="1.75in" svg:height="0.5in" draw:z-index="78">
        <draw:text-box>
          <table:table table:name="Table60" table:style-name="Table60">
            <table:table-column table:style-name="Table60.A"/>
            <table:table-row table:style-name="Table60.1">
              <table:table-cell table:style-name="Table60.A1" office:value-type="string">
                <text:p text:style-name="P6"/>
              </table:table-cell>
            </table:table-row>
          </table:table>
          <text:p text:style-name="P7"/>
        </draw:text-box>
      </draw:frame>
      <draw:frame draw:style-name="fr1" draw:name="Frame80" text:anchor-type="page" text:anchor-page-number="1" svg:x="6.489in" svg:y="10in" svg:width="1.75in" svg:height="0.5in" draw:z-index="79">
        <draw:text-box>
          <table:table table:name="Table61" table:style-name="Table61">
            <table:table-column table:style-name="Table61.A"/>
            <table:table-row table:style-name="Table61.1">
              <table:table-cell table:style-name="Table61.A1" office:value-type="string">
                <text:p text:style-name="P6"/>
              </table:table-cell>
            </table:table-row>
          </table:table>
          <text:p text:style-name="P7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.75in" svg:height="0.5in" text:anchor-type="as-char" svg:y="0in" fo:margin-left="0in" fo:margin-right="0in" fo:margin-top="0in" fo:margin-bottom="0in" style:protect="size position" style:vertical-pos="top" style:vertical-rel="base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in" fo:margin-bottom="0in" fo:margin-left="0.30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9:24:47.883273700</meta:creation-date>
    <dc:date>2026-04-28T20:39:44.027095700</dc:date>
    <meta:editing-duration>PT5M11S</meta:editing-duration>
    <meta:editing-cycles>3</meta:editing-cycles>
    <meta:generator>LibreOffice/25.8.5.2$Windows_X86_64 LibreOffice_project/9c8b85f387cc00a89945a79c9e6239f32e450ac2</meta:generator>
    <meta:print-date>2026-04-28T20:37:43.644952500</meta:print-date>
    <meta:document-statistic meta:table-count="80" meta:image-count="0" meta:object-count="0" meta:page-count="1" meta:paragraph-count="26" meta:word-count="52" meta:character-count="333" meta:non-whitespace-character-count="307"/>
  </office:meta>
</office:document-meta>
</file>